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227e42" style:font-weight-asian="bold" style:font-weight-complex="bold"/>
    </style:style>
    <style:style style:name="P3" style:family="paragraph" style:parent-style-name="Standard">
      <style:text-properties fo:font-weight="bold" officeooo:rsid="0027ae45" officeooo:paragraph-rsid="0027ae45"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rsid="0027ae45" officeooo:paragraph-rsid="0027ae45" style:font-weight-asian="normal" style:font-weight-complex="normal"/>
    </style:style>
    <style:style style:name="P6" style:family="paragraph" style:parent-style-name="Standard" style:list-style-name="L4">
      <style:text-properties fo:font-weight="normal" officeooo:rsid="0027ae45" officeooo:paragraph-rsid="0027ae45" style:font-weight-asian="normal" style:font-weight-complex="normal"/>
    </style:style>
    <style:style style:name="P7" style:family="paragraph" style:parent-style-name="Standard" style:list-style-name="L4">
      <style:text-properties fo:font-weight="normal" officeooo:rsid="002b5277" officeooo:paragraph-rsid="002b5277" style:font-weight-asian="normal" style:font-weight-complex="normal"/>
    </style:style>
    <style:style style:name="P8" style:family="paragraph" style:parent-style-name="Standard">
      <style:text-properties fo:font-weight="normal" officeooo:rsid="002b5277" officeooo:paragraph-rsid="002b5277" style:font-weight-asian="normal" style:font-weight-complex="normal"/>
    </style:style>
    <style:style style:name="P9" style:family="paragraph" style:parent-style-name="Standard">
      <style:text-properties fo:font-weight="normal" officeooo:rsid="002bfe8a" officeooo:paragraph-rsid="002b5277" style:font-weight-asian="normal" style:font-weight-complex="normal"/>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2">
      <style:text-properties officeooo:paragraph-rsid="001d435e"/>
    </style:style>
    <style:style style:name="P13" style:family="paragraph" style:parent-style-name="Standard">
      <style:text-properties officeooo:rsid="001d435e" officeooo:paragraph-rsid="001d435e"/>
    </style:style>
    <style:style style:name="P14" style:family="paragraph" style:parent-style-name="Standard" style:list-style-name="L5">
      <style:text-properties officeooo:rsid="001d435e" officeooo:paragraph-rsid="001d435e"/>
    </style:style>
    <style:style style:name="P15" style:family="paragraph" style:parent-style-name="Standard">
      <style:text-properties officeooo:paragraph-rsid="001d435e"/>
    </style:style>
    <style:style style:name="P16" style:family="paragraph" style:parent-style-name="Standard">
      <style:text-properties officeooo:paragraph-rsid="001ed29a"/>
    </style:style>
    <style:style style:name="P17" style:family="paragraph" style:parent-style-name="Standard">
      <style:text-properties officeooo:paragraph-rsid="002258de"/>
    </style:style>
    <style:style style:name="P18" style:family="paragraph" style:parent-style-name="Standard">
      <style:text-properties officeooo:paragraph-rsid="00227e42"/>
    </style:style>
    <style:style style:name="P19" style:family="paragraph" style:parent-style-name="Standard" style:list-style-name="L3">
      <style:text-properties officeooo:paragraph-rsid="00227e42"/>
    </style:style>
    <style:style style:name="T1" style:family="text">
      <style:text-properties fo:font-weight="normal" style:font-weight-asian="normal" style:font-weight-complex="normal"/>
    </style:style>
    <style:style style:name="T2" style:family="text">
      <style:text-properties fo:font-weight="normal" officeooo:rsid="00138767" style:font-weight-asian="normal" style:font-weight-complex="normal"/>
    </style:style>
    <style:style style:name="T3" style:family="text">
      <style:text-properties fo:font-weight="normal" officeooo:rsid="00149a5e" style:font-weight-asian="normal" style:font-weight-complex="normal"/>
    </style:style>
    <style:style style:name="T4" style:family="text">
      <style:text-properties fo:font-weight="normal" officeooo:rsid="001597ce" style:font-weight-asian="normal" style:font-weight-complex="normal"/>
    </style:style>
    <style:style style:name="T5" style:family="text">
      <style:text-properties fo:font-weight="normal" officeooo:rsid="00165a6a" style:font-weight-asian="normal" style:font-weight-complex="normal"/>
    </style:style>
    <style:style style:name="T6" style:family="text">
      <style:text-properties fo:font-weight="normal" officeooo:rsid="0016bd83" style:font-weight-asian="normal" style:font-weight-complex="normal"/>
    </style:style>
    <style:style style:name="T7" style:family="text">
      <style:text-properties fo:font-weight="normal" officeooo:rsid="001738b9" style:font-weight-asian="normal" style:font-weight-complex="normal"/>
    </style:style>
    <style:style style:name="T8" style:family="text">
      <style:text-properties fo:font-weight="normal" officeooo:rsid="00183b78" style:font-weight-asian="normal" style:font-weight-complex="normal"/>
    </style:style>
    <style:style style:name="T9" style:family="text">
      <style:text-properties fo:font-weight="normal" officeooo:rsid="0018c4db" style:font-weight-asian="normal" style:font-weight-complex="normal"/>
    </style:style>
    <style:style style:name="T10" style:family="text">
      <style:text-properties fo:font-weight="normal" officeooo:rsid="001a2cda" style:font-weight-asian="normal" style:font-weight-complex="normal"/>
    </style:style>
    <style:style style:name="T11" style:family="text">
      <style:text-properties fo:font-weight="normal" officeooo:rsid="001b115d" style:font-weight-asian="normal" style:font-weight-complex="normal"/>
    </style:style>
    <style:style style:name="T12" style:family="text">
      <style:text-properties fo:font-weight="normal" officeooo:rsid="001ca99a" style:font-weight-asian="normal" style:font-weight-complex="normal"/>
    </style:style>
    <style:style style:name="T13" style:family="text">
      <style:text-properties fo:font-weight="normal" officeooo:rsid="001d435e" style:font-weight-asian="normal" style:font-weight-complex="normal"/>
    </style:style>
    <style:style style:name="T14" style:family="text">
      <style:text-properties fo:font-weight="normal" officeooo:rsid="001ed29a" style:font-weight-asian="normal" style:font-weight-complex="normal"/>
    </style:style>
    <style:style style:name="T15" style:family="text">
      <style:text-properties fo:font-weight="normal" officeooo:rsid="001fbf08" style:font-weight-asian="normal" style:font-weight-complex="normal"/>
    </style:style>
    <style:style style:name="T16" style:family="text">
      <style:text-properties fo:font-weight="normal" officeooo:rsid="0021371b" style:font-weight-asian="normal" style:font-weight-complex="normal"/>
    </style:style>
    <style:style style:name="T17" style:family="text">
      <style:text-properties fo:font-weight="normal" officeooo:rsid="00227e42" style:font-weight-asian="normal" style:font-weight-complex="normal"/>
    </style:style>
    <style:style style:name="T18" style:family="text">
      <style:text-properties fo:font-weight="normal" officeooo:rsid="0024513e" style:font-weight-asian="normal" style:font-weight-complex="normal"/>
    </style:style>
    <style:style style:name="T19" style:family="text">
      <style:text-properties fo:font-weight="normal" officeooo:rsid="0024bc1a" style:font-weight-asian="normal" style:font-weight-complex="normal"/>
    </style:style>
    <style:style style:name="T20" style:family="text">
      <style:text-properties fo:font-weight="normal" officeooo:rsid="0024de6c" style:font-weight-asian="normal" style:font-weight-complex="normal"/>
    </style:style>
    <style:style style:name="T21" style:family="text">
      <style:text-properties fo:font-weight="normal" officeooo:rsid="0026dbe9" style:font-weight-asian="normal" style:font-weight-complex="normal"/>
    </style:style>
    <style:style style:name="T22" style:family="text">
      <style:text-properties fo:font-weight="normal" officeooo:rsid="0027ae45" style:font-weight-asian="normal" style:font-weight-complex="normal"/>
    </style:style>
    <style:style style:name="T23" style:family="text">
      <style:text-properties fo:font-weight="normal" officeooo:rsid="002f7880" style:font-weight-asian="normal" style:font-weight-complex="normal"/>
    </style:style>
    <style:style style:name="T24" style:family="text">
      <style:text-properties fo:font-weight="normal" officeooo:rsid="003208d1" style:font-weight-asian="normal" style:font-weight-complex="normal"/>
    </style:style>
    <style:style style:name="T25" style:family="text">
      <style:text-properties fo:font-weight="normal" officeooo:rsid="0033d809" style:font-weight-asian="normal" style:font-weight-complex="normal"/>
    </style:style>
    <style:style style:name="T26" style:family="text">
      <style:text-properties fo:font-weight="normal" officeooo:rsid="0035b451" style:font-weight-asian="normal" style:font-weight-complex="normal"/>
    </style:style>
    <style:style style:name="T27" style:family="text">
      <style:text-properties officeooo:rsid="001597ce"/>
    </style:style>
    <style:style style:name="T28" style:family="text">
      <style:text-properties fo:font-weight="bold" officeooo:rsid="001ca99a" style:font-weight-asian="bold" style:font-weight-complex="bold"/>
    </style:style>
    <style:style style:name="T29" style:family="text">
      <style:text-properties fo:font-weight="bold" officeooo:rsid="0021371b" style:font-weight-asian="bold" style:font-weight-complex="bold"/>
    </style:style>
    <style:style style:name="T30" style:family="text">
      <style:text-properties officeooo:rsid="0027ae45"/>
    </style:style>
    <style:style style:name="T31" style:family="text">
      <style:text-properties officeooo:rsid="00295b72"/>
    </style:style>
    <style:style style:name="T32" style:family="text">
      <style:text-properties officeooo:rsid="002a2b80"/>
    </style:style>
    <style:style style:name="T33" style:family="text">
      <style:text-properties style:text-position="super 58%" fo:font-weight="normal" officeooo:rsid="003208d1" style:font-weight-asian="normal" style:font-weight-complex="normal"/>
    </style:style>
    <style:style style:name="T34" style:family="text">
      <style:text-properties style:text-position="0% 10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327in" fo:text-indent="-0.25in" fo:margin-left="0.532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27in" fo:text-indent="-0.25in" fo:margin-left="0.782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27in" fo:text-indent="-0.25in" fo:margin-left="1.032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27in" fo:text-indent="-0.25in" fo:margin-left="1.282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27in" fo:text-indent="-0.25in" fo:margin-left="1.532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27in" fo:text-indent="-0.25in" fo:margin-left="1.782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27in" fo:text-indent="-0.25in" fo:margin-left="2.032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27in" fo:text-indent="-0.25in" fo:margin-left="2.282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27in" fo:text-indent="-0.25in" fo:margin-left="2.532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27in" fo:text-indent="-0.25in" fo:margin-left="2.7827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 8.1 Answer the following questions about data on external storage in a DBMS:</text:p>
      <text:p text:style-name="P4"/>
      <text:list text:style-name="L1">
        <text:list-item>
          <text:p text:style-name="P10"><text:span text:style-name="T2">W</text:span><text:span text:style-name="T1">hy does a DBMS store data on external storage?<text:line-break/></text:span><text:span text:style-name="T2">In order to keep data persistent even in the case of power off and because RAM is usually not enough to keep all the data available for processing and is more expensive.</text:span></text:p>
        </text:list-item>
        <text:list-item>
          <text:p text:style-name="P10"><text:span text:style-name="T2">Why are I/O costs important in a DBMS?<text:line-break/></text:span><text:span text:style-name="T3">Because I/O is the dominant factor in DBMS processing.</text:span></text:p>
        </text:list-item>
        <text:list-item>
          <text:p text:style-name="P10"><text:span text:style-name="T3">What is a record id? Given a record's id, how many I/Os are needed to fetch it into main memory?<text:line-break/>Record id can be used to locate the disk page location of the record/row. One I/O is needed to fetch the page that contains the record.</text:span></text:p>
        </text:list-item>
        <text:list-item>
          <text:p text:style-name="P10"><text:span text:style-name="T4">W</text:span><text:span text:style-name="T3">hat is the role of the buffer manager in a DBMS? What is the role of the disk space manager? How do these layers interact with the file and access methods layer?<text:line-break/></text:span><text:span text:style-name="T4">Buffer manager is responsible for reading and writing data. Space manager manages disk pages that are allocated for RDBMS.<text:line-break/>File and access method layer uses buffer manager to request pages for processing and uses space manager to request or reallocate pages.</text:span></text:p>
        </text:list-item>
      </text:list>
      <text:p text:style-name="Standard"><text:span text:style-name="T4"/></text:p>
      <text:p text:style-name="P1"><text:span text:style-name="T27">Exercise 8.2 Answer the following questions about files and indexes</text:span></text:p>
      <text:list text:style-name="L2">
        <text:list-item>
          <text:p text:style-name="P11"><text:span text:style-name="T4">What operations ar</text:span><text:span text:style-name="T5">e</text:span><text:span text:style-name="T4"> supported by the file of records abstraction?<text:line-break/></text:span><text:span text:style-name="T6">Basic operations include scan,insert,delete and search.</text:span></text:p>
        </text:list-item>
        <text:list-item>
          <text:p text:style-name="P11"><text:span text:style-name="T6">What is an index on a file of records? What is a search key for an index? Why do we need indexes?<text:line-break/>Index is a data structure that speeds up certain search operations on a file of records. Search key is subset of fields of a record that are used to organize index entries.<text:line-break/></text:span><text:span text:style-name="T7">Indexes are useful because they improve certain operations on file of records.</text:span></text:p>
        </text:list-item>
        <text:list-item>
          <text:p text:style-name="P11"><text:span text:style-name="T7">What alternatives are available for the data entries in an index?<text:line-break/></text:span><text:span text:style-name="T8">First, we can use index to store the actual data records. Second, we can use index to store record id of the record. Lastly, index can store list of records for every search key.</text:span></text:p>
        </text:list-item>
        <text:list-item>
          <text:p text:style-name="P11"><text:span text:style-name="T8">What is the difference between a primary index and a secondary index? </text:span><text:span text:style-name="T9">W</text:span><text:span text:style-name="T8">hat is a duplicate data entry in an index? Can a primary index contain duplicates?<text:line-break/></text:span><text:span text:style-name="T9">Primary index is an index whose search key contains a primary key. Duplicate data entry is an entry with a search key for which there is already an existing data entry in the index. Primary key index cannot have duplicate entries.</text:span></text:p>
        </text:list-item>
        <text:list-item>
          <text:p text:style-name="P11"><text:span text:style-name="T9">What is the difference between a clustered index and an unclustered index? If an index contains data records as 'data entries,' can it be unclustered?<text:line-break/></text:span><text:span text:style-name="T10">Clustered index is an index that is used to physically organize data records. In unclustered index, continuous data entries of the index can point to records that are stored in different pages.<text:line-break/></text:span><text:span text:style-name="T11">If index is used to store data records, then it’s clustered.</text:span></text:p>
        </text:list-item>
        <text:list-item>
          <text:p text:style-name="P11"><text:span text:style-name="T11">How many clustered indexes can you create on a file? Woul</text:span><text:span text:style-name="T12">d</text:span><text:span text:style-name="T11"> you always create at least one clustered index for a file?<text:line-break/></text:span><text:span text:style-name="T12">One clustered index must be created for a file since we should avoid saving data records multiple times.</text:span></text:p>
        </text:list-item>
        <text:list-item>
          <text:p text:style-name="P12"><text:span text:style-name="T12">Consider Alternatives (1), (2) and (3) for 'data entries' in an index, as discussed in Section 8.2 . Are all of them suitable for secondary indexes? Explain.<text:line-break/>Alternative 2 and 3 are suitable for secondary indexes. Alternative 1 cannot be used for secondary index because data entries are actual data records which means that the index is primary index.</text:span></text:p>
        </text:list-item>
      </text:list>
      <text:p text:style-name="P15"><text:soft-page-break/><text:span text:style-name="T28">Exercise 8.3 </text:span><text:span text:style-name="T12">Consider a relation stored as a randomly ordered file for which the only index</text:span><text:span text:style-name="T13"> is</text:span><text:span text:style-name="T12"> an unclustered index on a field called sal. If you want to retrieve all records with sal&gt; 20,is using the index always the best alternative? Explain.</text:span></text:p>
      <text:p text:style-name="P16"><text:span text:style-name="T14">The best index for this query would be a clustered index on sal because more than one record may have sal field greater than 20.</text:span></text:p>
      <text:p text:style-name="P17"><text:span text:style-name="T14">In unclustered index, if multiple records have sal &gt; 20, then every matched data entry in a record would require an I/O operation. </text:span><text:span text:style-name="T15">With clustered index on sal field, records will be stored in sorted order using sal field </text:span><text:span text:style-name="T16">which would require less I/O operations.</text:span></text:p>
      <text:p text:style-name="P17"><text:span text:style-name="T16"/></text:p>
      <text:p text:style-name="P17"><text:span text:style-name="T16"/></text:p>
      <text:p text:style-name="P18"><text:span text:style-name="T29">Exercise 8.4 </text:span><text:span text:style-name="T16">Consider the instance of the Students relation shown in Figure 8.6, sorted by age: For the purposes of this question, assume that these tuples are stored in a sorted file in the order shown; the first tuple is on page 1 the second tuple is also on page 1; and so on. Each page can store up to three data records; so the fourth tuple is on page 2.</text:span></text:p>
      <text:p text:style-name="P18"><text:span text:style-name="T16">Explain what the data entries in each of the following indexes contain. If the order of entries is significant, say so and explain why. If such a</text:span><text:span text:style-name="T18">n </text:span><text:span text:style-name="T16">index cannot be constructe</text:span><text:span text:style-name="T17">d</text:span><text:span text:style-name="T16">, say so and explain why.</text:span></text:p>
      <text:list text:style-name="L3">
        <text:list-item>
          <text:p text:style-name="P19"><text:span text:style-name="T16">An unclustereel index on age using Alternative (1).</text:span><text:span text:style-name="T12"><text:line-break/></text:span><text:span text:style-name="T19">Alternative 1 is clustered by definition and cannot be constructed since Students records are already stored in a sorted file.</text:span></text:p>
        </text:list-item>
        <text:list-item>
          <text:p text:style-name="P19"><text:span text:style-name="T19">An unclusterecl index on age using Alternative (2).<text:line-break/></text:span><text:span text:style-name="T20">Data entries will contain search key(age) and record id of the record.</text:span></text:p>
        </text:list-item>
        <text:list-item>
          <text:p text:style-name="P19"><text:span text:style-name="T20">An unclustered index on age using Alternative (3).<text:line-break/>Data entries will contain search key(age) and list of record ids.</text:span></text:p>
        </text:list-item>
        <text:list-item>
          <text:p text:style-name="P19"><text:span text:style-name="T20">A clustered index on age using Alternative (1).<text:line-break/></text:span><text:span text:style-name="T21">Clustered index cannot be created because data records are already stored in a sorted file.</text:span></text:p>
        </text:list-item>
        <text:list-item>
          <text:p text:style-name="P19"><text:span text:style-name="T21">A clustered index on age using Alternative (2).</text:span><text:span text:style-name="T22"><text:line-break/>Same as (4).</text:span></text:p>
        </text:list-item>
      </text:list>
      <text:p text:style-name="P18"><text:span text:style-name="T22"/></text:p>
      <text:p text:style-name="P2"><text:span text:style-name="T30">Exercise 8.5 Explain the difference between Hash indexes and B+-tree indexes. In particular, discuss how equality and range searches work, using an example.</text:span></text:p>
      <text:p text:style-name="P5">Hash indexes work by hashing the search key to choose the right bucket in which the record id will be stored. They are suited for equality checks using search key that contains candidate key. Hash indexes do not work well for range searches since they would have to make a full search to answer range search query. B+-tree indexes work well for equality searches that match multiple records and range searches.</text:p>
      <text:p text:style-name="P5"/>
      <text:p text:style-name="P3">Exercise 8.7 If you were about to create an index on a relation, what considerations would guide your choice? Discuss:</text:p>
      <text:list text:style-name="L4">
        <text:list-item>
          <text:p text:style-name="P6">The choice of primary index.<text:line-break/><text:span text:style-name="T31">For primary index I’d choose hash based index if I had to speed up equality queries. In case of range queries,I’d use a B+-tree index.</text:span></text:p>
        </text:list-item>
        <text:list-item>
          <text:p text:style-name="P6">Clustered versus unclustered indexes.<text:line-break/><text:span text:style-name="T32">I’d use a single clustered index for the most commonly issued range query. And use unclustered index for other queries.</text:span></text:p>
        </text:list-item>
        <text:list-item>
          <text:p text:style-name="P7">I’d use Hash indexes only for equality queries with search key that contains a candidate key, and tree-based indexes for everything else.</text:p>
        </text:list-item>
        <text:list-item>
          <text:p text:style-name="P7">The use of a sorted file rather than a tree-based index.</text:p>
        </text:list-item>
        <text:list-item>
          <text:p text:style-name="P7">Choice of search key for the index. What is a composite search key, and what considerations are made in choosing composite search keys? What are index-only plans, and what is the influence of potential index-only evaluation plans on the choice of search key for an index?<text:line-break/><text:soft-page-break/><text:line-break/>Choice of search key is driven by the search queries.<text:line-break/>Composite search key is a search key that consists of two or more fields. Considerations taken into account when choosing composite search key are the search queries,the possibility of index-only evaluation plan and the order in which fields of a composite search key are used in the query.<text:line-break/>Index-only plans are indexes that can be used to answer a query without fetching the actual disk pages containing data records.</text:p>
        </text:list-item>
      </text:list>
      <text:p text:style-name="P8"/>
      <text:p text:style-name="P9">Exercise 8.11 Consider the following relations:</text:p>
      <text:p text:style-name="P9"/>
      <text:p text:style-name="P9">Emp( eid: integer, ename: varchar, sal: integer, age: integer, did: integer)</text:p>
      <text:p text:style-name="P9"/>
      <text:p text:style-name="P9">Dept(did: integer, budget: integer, floor: integer, mgr_eid: integer)</text:p>
      <text:p text:style-name="P9"/>
      <text:p text:style-name="P9">Salaries range from $10,000 to $100,000, ages vary from 20 to 80, each department has about five employees on average, there are 10 floors, and budgets vary from $10,000 to $1 million.You can assume uniform distributions of values. For each of the following queries, which of the listed index choices would you choose to speed up the query? If your database system does not consider index-only plans (i.e., data records are always retrieved even if enough information is available in the index entry), how would your answer change? Explain briefly.</text:p>
      <text:p text:style-name="P13"><text:span text:style-name="T12"/></text:p>
      <text:p text:style-name="P13"><text:span text:style-name="T12"/></text:p>
      <text:list text:style-name="L5">
        <text:list-item>
          <text:p text:style-name="P14"><text:span text:style-name="T12">Query: Print ename, age, and sal for all employees.<text:line-break/></text:span><text:span text:style-name="T23">(e) since the query does not include any condition.</text:span></text:p>
        </text:list-item>
        <text:list-item>
          <text:p text:style-name="P14"><text:span text:style-name="T23">Query: Find the dids of departments that are on the 10th floor and have a budget of less than $15,000.<text:line-break/></text:span><text:span text:style-name="T24">(c) will allow us to find all departments that are on the 10</text:span><text:span text:style-name="T33">th</text:span><text:span text:style-name="T24"> floor and then we can continuously fetch departments until we encounter a department with budget greater than 1</text:span><text:span text:style-name="T26">5</text:span><text:span text:style-name="T24">.000</text:span><text:span text:style-name="T25">$.</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12:50:29.049157851</meta:creation-date>
    <meta:generator>LibreOffice/7.5.5.2$Linux_X86_64 LibreOffice_project/50$Build-2</meta:generator>
    <dc:date>2023-12-05T14:59:57.968327903</dc:date>
    <meta:editing-duration>PT2H9M11S</meta:editing-duration>
    <meta:editing-cycles>35</meta:editing-cycles>
    <meta:document-statistic meta:table-count="0" meta:image-count="0" meta:object-count="0" meta:page-count="3" meta:paragraph-count="37" meta:word-count="1417" meta:character-count="8113" meta:non-whitespace-character-count="6755"/>
  </office:meta>
</office:document-meta>
</file>